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text-properties style:font-name="Calibri"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text-properties style:text-underline-style="solid" style:text-underline-width="auto" style:text-underline-color="font-color"/>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QUIREMENT DOCUMENT FOR E – COMMERCE TOY STORE WEBSITE</text:p>
      <text:p text:style-name="Standard"/>
      <text:p text:style-name="P7">Requirements of the Client:</text:p>
      <text:list xml:id="list106237219299249233" text:style-name="L1">
        <text:list-item>
          <text:p text:style-name="P1">Category wise product listing</text:p>
        </text:list-item>
      </text:list>
      <text:list xml:id="list294086769969622989" text:style-name="L2">
        <text:list-item>
          <text:list>
            <text:list-item>
              <text:p text:style-name="P2">Products will be divided according to the age. There will be 2 categories of age: 0-2 years and 3-12 years.</text:p>
            </text:list-item>
            <text:list-item>
              <text:p text:style-name="P2">Products will be further divided according to the types of toys. This will have the following categories:</text:p>
            </text:list-item>
          </text:list>
        </text:list-item>
      </text:list>
      <text:list xml:id="list541347090254314818" text:style-name="L3">
        <text:list-item>
          <text:list>
            <text:list-item>
              <text:p text:style-name="P3">For 0-2 years the categories will be: jingle hand bells, spiderman sticky climing toys, toy drums, wooden toys, cars.</text:p>
            </text:list-item>
            <text:list-item>
              <text:p text:style-name="P3">For 3-12 years the categories will be: cars, trains, barbie set, avenger toys, captain america toys.</text:p>
            </text:list-item>
          </text:list>
        </text:list-item>
      </text:list>
      <text:list xml:id="list3831619577344464517" text:style-name="L4">
        <text:list-item>
          <text:p text:style-name="P4">The user could also see all the toye if he or she wants.</text:p>
        </text:list-item>
      </text:list>
      <text:list xml:id="list1265458801637811701" text:style-name="L5">
        <text:list-item>
          <text:p text:style-name="P5">The user would have to login through their facebook account for purchasing the toys, whereas they have access to the pages of the website without login also.</text:p>
        </text:list-item>
        <text:list-item>
          <text:p text:style-name="P5">While displaying the toys, the price of the toy will be visible and the user can also add their choice of toy to cart.</text:p>
        </text:list-item>
        <text:list-item>
          <text:p text:style-name="P5">When the user adds a product to cart a message will be displayed that the item has been added to the cart.</text:p>
        </text:list-item>
        <text:list-item>
          <text:p text:style-name="P5">When the user goes to add to cart page there will be and option to <text:s/>place the order or remove an item from the cart.</text:p>
        </text:list-item>
        <text:list-item>
          <text:p text:style-name="P5">When the user clicks on place the order if he or she is not logged in it will go to the login page orelse it will go to the details page.</text:p>
        </text:list-item>
        <text:list-item>
          <text:p text:style-name="P5">In the details page of the checkout it will have a form in which the user has to give the details of: name, Address(street 1, street 2, state, city, pincode, landmatrk), email-id, contact no of the user. It will also have an option to confirm the order and cancel the order. When the cancel button is clicked then it will go back to the homepage and when confirm order button is clicked then it will show a message that the order is placed .</text:p>
        </text:list-item>
        <text:list-item>
          <text:p text:style-name="P5">The payment method is only Cash On Delivery.(C.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08T16:23:20.87</meta:creation-date>
    <dc:date>2017-02-08T20:59:47.72</dc:date>
    <meta:editing-duration>PT26M56S</meta:editing-duration>
    <meta:editing-cycles>2</meta:editing-cycles>
    <meta:generator>OpenOffice/4.1.2$Win32 OpenOffice.org_project/412m3$Build-9782</meta:generator>
    <meta:document-statistic meta:table-count="0" meta:image-count="0" meta:object-count="0" meta:page-count="1" meta:paragraph-count="15" meta:word-count="336" meta:character-count="1735"/>
  </office:meta>
</office:document-meta>
</file>